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xistingGroupsTableModel.getRowCoun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NewGroupPanel.getExistingGroupsTableModel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NewGroupPanel.setTreeNode( DefaultMutableTreeNode n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NewGroupPanel.noNull( Object obj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NewGroupPanel.getButtonPanel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NewGroupPanel.setLeftTreeNavigation( LeftTreeNavigation leftTreeNavig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ewGroupPanel.getGroupNameTextFiel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NewGroupPanel.getCreateButto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NewGroupPanel.getSouthPanel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ExistingGroupsTableModel.getColumnCou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ewGroupPanel.initial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NewGroupPanel.getAboveButtonPanel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NewGroupPanel.NewGroupPan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xistingGroupsTableModel.getColumnName( int columnIndex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NewGroupPanel.getExistingGroupsTable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NewGroupPanel.valueChanged( ListSelectionEvent 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NewGroupPanel.getIconPanel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NewGroupPanel.getJPanel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8">
            <text:p text:style-name="Table_20_Contents">38</text:p>
          </table:table-cell>
        </table:table-row>
        <table:table-row>
          <table:table-cell office:value-type="string">
            <text:p text:style-name="Table_20_Contents">NewGroupPanel.getStatusTextFiel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ExistingGroupsTableModel.getValueAt( int rowIndex , int columnIndex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NewGroupPanel.createAction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29">
            <text:p text:style-name="Table_20_Contents">29</text:p>
          </table:table-cell>
        </table:table-row>
        <table:table-row>
          <table:table-cell office:value-type="string">
            <text:p text:style-name="Table_20_Contents">NewGroupPanel.setTriplesecAdmin( TriplesecAdmin triplesecAdmi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ewGroupPanel.getNorthPanel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NewGroupPanel.getJScrollPan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NewGroupPanel.getTreeN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ewGroupPanel.actionPerformed( java . awt . event . ActionEvent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ewGroupPanel.getGroupUsersPanel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NewGroupPanel.getMainPanel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NewGroupPanel.getIconLabel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NewGroupPanel.getExistingPanelTab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NewGroupPanel.getCenterTabbedPan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NewGroupPanel.getDescriptionTextArea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